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B000000640CED6CCF1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 0in 0in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6.9252in" svg:height="9.2335in" draw:z-index="0"><draw:image xlink:href="Pictures/10000000000004B000000640CED6CCF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Peter Boström</meta:initial-creator>
    <meta:creation-date>2009-03-18T23:32:55</meta:creation-date>
    <dc:creator>Peter Boström</dc:creator>
    <dc:date>2009-03-18T23:36:45</dc:date>
    <meta:editing-cycles>1</meta:editing-cycles>
    <meta:editing-duration>PT3M51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1" meta:paragraph-count="0" meta:word-count="0" meta:character-count="0"/>
  </office:meta>
</office:document-meta>
</file>